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Permanent Marker" svg:font-family="'Permanent Marker'"/>
  </office:font-face-decls>
  <office:automatic-styles>
    <style:style style:name="co1" style:family="table-column">
      <style:table-column-properties fo:break-before="auto" style:column-width="2.4307in"/>
    </style:style>
    <style:style style:name="co2" style:family="table-column">
      <style:table-column-properties fo:break-before="auto" style:column-width="1.5626in"/>
    </style:style>
    <style:style style:name="co3" style:family="table-column">
      <style:table-column-properties fo:break-before="auto" style:column-width="1.428in"/>
    </style:style>
    <style:style style:name="co4" style:family="table-column">
      <style:table-column-properties fo:break-before="auto" style:column-width="1.3409in"/>
    </style:style>
    <style:style style:name="co5" style:family="table-column">
      <style:table-column-properties fo:break-before="auto" style:column-width="1.5244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ce1" style:family="table-cell" style:parent-style-name="Default">
      <style:table-cell-properties fo:background-color="#0002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3e3e3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" style:family="table-cell" style:parent-style-name="Defaul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font-name="Liberation Mono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Permanent Marker" style:font-size-complex="10pt" style:font-style-complex="normal" style:font-weight-complex="normal"/>
    </style:style>
    <style:style style:name="ce10" style:family="table-cell" style:parent-style-name="Default">
      <style:text-properties style:font-name="Liberation Mono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hort Term&quot;;&quot;Medium Term&quot;;&quot;Long Term&quot;)" table:allow-empty-cell="true" table:display-list="unsorted" table:base-cell-address="Template.F2"/>
        <table:content-validation table:name="val2" table:condition="of:cell-content-is-in-list(&quot;Yes&quot;;&quot;No&quot;)" table:allow-empty-cell="true" table:display-list="unsorted" table:base-cell-address="Template.G2"/>
      </table:content-validation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arch Volume</text:p>
          </table:table-cell>
          <table:table-cell table:style-name="ce1" office:value-type="string" calcext:value-type="string">
            <text:p>CPC</text:p>
          </table:table-cell>
          <table:table-cell table:style-name="ce1" office:value-type="string" calcext:value-type="string">
            <text:p>KD%</text:p>
          </table:table-cell>
          <table:table-cell table:style-name="ce1" office:value-type="string" calcext:value-type="string">
            <text:p>Priority?</text:p>
          </table:table-cell>
          <table:table-cell table:style-name="ce1" office:value-type="string" calcext:value-type="string">
            <text:p>Priority 10?</text:p>
          </table:table-cell>
          <table:table-cell table:style-name="ce1" office:value-type="string" calcext:value-type="string">
            <text:p>Target URL</text:p>
          </table:table-cell>
          <table:table-cell table:style-name="ce1" office:value-type="string" calcext:value-type="string">
            <text:p>Typ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orporate event planner saratoga springs ny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2]*[.D2]/([.E2]/100)" office:value-type="string" office:string-value="" calcext:value-type="error">
            <text:p>#DIV/0!</text:p>
          </table:table-cell>
          <table:table-cell table:formula="of:=[.D2]/([.E2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vent management saratoga springs ny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3]*[.D3]/([.E3]/100)" office:value-type="string" office:string-value="" calcext:value-type="error">
            <text:p>#DIV/0!</text:p>
          </table:table-cell>
          <table:table-cell table:formula="of:=[.D3]/([.E3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event organizer saratoga springs ny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4]*[.D4]/([.E4]/100)" office:value-type="string" office:string-value="" calcext:value-type="error">
            <text:p>#DIV/0!</text:p>
          </table:table-cell>
          <table:table-cell table:formula="of:=[.D4]/([.E4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event planner saratoga springs ny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5]*[.D5]/([.E5]/100)" office:value-type="string" office:string-value="" calcext:value-type="error">
            <text:p>#DIV/0!</text:p>
          </table:table-cell>
          <table:table-cell table:formula="of:=[.D5]/([.E5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ing companies albany ny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6]*[.D6]/([.E6]/100)" office:value-type="string" office:string-value="" calcext:value-type="error">
            <text:p>#DIV/0!</text:p>
          </table:table-cell>
          <table:table-cell table:formula="of:=[.D6]/([.E6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julia peregrim event planner saratoga springs ny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7]*[.D7]/([.E7]/100)" office:value-type="string" office:string-value="" calcext:value-type="error">
            <text:p>#DIV/0!</text:p>
          </table:table-cell>
          <table:table-cell table:formula="of:=[.D7]/([.E7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arty planner albany ny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8]*[.D8]/([.E8]/100)" office:value-type="string" office:string-value="" calcext:value-type="error">
            <text:p>#DIV/0!</text:p>
          </table:table-cell>
          <table:table-cell table:formula="of:=[.D8]/([.E8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julia peregrim event planner <text:s/>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content-validation-name="val1"/>
          <table:table-cell table:content-validation-name="val2" office:value-type="string" calcext:value-type="string">
            <text:p>Yes</text:p>
          </table:table-cell>
          <table:table-cell/>
          <table:table-cell office:value-type="string" calcext:value-type="string">
            <text:p>C</text:p>
          </table:table-cell>
          <table:table-cell table:formula="of:=[.C9]*[.D9]/([.E9]/100)" office:value-type="string" office:string-value="" calcext:value-type="error">
            <text:p>#DIV/0!</text:p>
          </table:table-cell>
          <table:table-cell table:formula="of:=[.D9]/([.E9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julia peregrim weddin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content-validation-name="val1"/>
          <table:table-cell table:content-validation-name="val2" office:value-type="string" calcext:value-type="string">
            <text:p>Yes</text:p>
          </table:table-cell>
          <table:table-cell/>
          <table:table-cell office:value-type="string" calcext:value-type="string">
            <text:p>C</text:p>
          </table:table-cell>
          <table:table-cell table:formula="of:=[.C10]*[.D10]/([.E10]/100)" office:value-type="string" office:string-value="" calcext:value-type="error">
            <text:p>#DIV/0!</text:p>
          </table:table-cell>
          <table:table-cell table:formula="of:=[.D10]/([.E10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ocal event planner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85" calcext:value-type="float">
            <text:p>1.8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11]*[.D11]/([.E11]/100)" office:value-type="string" office:string-value="" calcext:value-type="error">
            <text:p>#DIV/0!</text:p>
          </table:table-cell>
          <table:table-cell table:formula="of:=[.D11]/([.E11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ing services</text:p>
          </table:table-cell>
          <table:table-cell table:style-name="ce4"/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12]*[.D12]/([.E12]/100)" office:value-type="float" office:value="12800" calcext:value-type="float">
            <text:p>12800</text:p>
          </table:table-cell>
          <table:table-cell table:formula="of:=[.D12]/([.E12]/100)" office:value-type="float" office:value="14.5454545454545" calcext:value-type="float">
            <text:p>14.5454545454545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coordinator near me</text:p>
          </table:table-cell>
          <table:table-cell table:style-name="ce4"/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13]*[.D13]/([.E13]/100)" office:value-type="float" office:value="2643.47826086956" calcext:value-type="float">
            <text:p>2643.47826086956</text:p>
          </table:table-cell>
          <table:table-cell table:formula="of:=[.D13]/([.E13]/100)" office:value-type="float" office:value="8.26086956521739" calcext:value-type="float">
            <text:p>8.26086956521739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corporate event planners near me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.28" calcext:value-type="float">
            <text:p>3.2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14]*[.D14]/([.E14]/100)" office:value-type="float" office:value="1766.15384615385" calcext:value-type="float">
            <text:p>1766.15384615385</text:p>
          </table:table-cell>
          <table:table-cell table:formula="of:=[.D14]/([.E14]/100)" office:value-type="float" office:value="12.6153846153846" calcext:value-type="float">
            <text:p>12.6153846153846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meeting planners near me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15]*[.D15]/([.E15]/100)" office:value-type="float" office:value="166.060606060606" calcext:value-type="float">
            <text:p>166.060606060606</text:p>
          </table:table-cell>
          <table:table-cell table:formula="of:=[.D15]/([.E15]/100)" office:value-type="float" office:value="8.3030303030303" calcext:value-type="float">
            <text:p>8.3030303030303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wedding event planners near me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16]*[.D16]/([.E16]/100)" office:value-type="float" office:value="712.35294117647" calcext:value-type="float">
            <text:p>712.35294117647</text:p>
          </table:table-cell>
          <table:table-cell table:formula="of:=[.D16]/([.E16]/100)" office:value-type="float" office:value="5.08823529411765" calcext:value-type="float">
            <text:p>5.08823529411765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corporate event planner</text:p>
          </table:table-cell>
          <table:table-cell table:style-name="ce9"/>
          <table:table-cell table:style-name="ce9" office:value-type="float" office:value="1900" calcext:value-type="float">
            <text:p>1900</text:p>
          </table:table-cell>
          <table:table-cell table:style-name="ce9" office:value-type="float" office:value="3.14" calcext:value-type="float">
            <text:p>3.14</text:p>
          </table:table-cell>
          <table:table-cell table:style-name="ce3" office:value-type="float" office:value="43" calcext:value-type="float">
            <text:p>43</text:p>
          </table:table-cell>
          <table:table-cell table:style-name="ce9" table:content-validation-name="val1"/>
          <table:table-cell table:style-name="ce9" table:content-validation-name="val2" office:value-type="string" calcext:value-type="string">
            <text:p>Yes</text:p>
          </table:table-cell>
          <table:table-cell table:style-name="ce9"/>
          <table:table-cell table:style-name="ce3" office:value-type="string" calcext:value-type="string">
            <text:p>I</text:p>
          </table:table-cell>
          <table:table-cell table:formula="of:=[.C17]*[.D17]/([.E17]/100)" office:value-type="float" office:value="13874.4186046512" calcext:value-type="float">
            <text:p>13874.4186046512</text:p>
          </table:table-cell>
          <table:table-cell table:formula="of:=[.D17]/([.E17]/100)" office:value-type="float" office:value="7.30232558139535" calcext:value-type="float">
            <text:p>7.3023255813953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vent planner near me</text:p>
          </table:table-cell>
          <table:table-cell table:style-name="ce3"/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1.91" calcext:value-type="float">
            <text:p>1.91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18]*[.D18]/([.E18]/100)" office:value-type="float" office:value="15280" calcext:value-type="float">
            <text:p>15280</text:p>
          </table:table-cell>
          <table:table-cell table:formula="of:=[.D18]/([.E18]/100)" office:value-type="float" office:value="4.24444444444444" calcext:value-type="float">
            <text:p>4.24444444444444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company event planner</text:p>
          </table:table-cell>
          <table:table-cell table:style-name="ce10"/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.23" calcext:value-type="float">
            <text:p>3.23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content-validation-name="val1"/>
          <table:table-cell table:style-name="ce10" table:content-validation-name="val2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formula="of:=[.C19]*[.D19]/([.E19]/100)" office:value-type="float" office:value="2153.33333333333" calcext:value-type="float">
            <text:p>2153.33333333333</text:p>
          </table:table-cell>
          <table:table-cell table:formula="of:=[.D19]/([.E19]/100)" office:value-type="float" office:value="6.72916666666667" calcext:value-type="float">
            <text:p>6.7291666666666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wedding planners near me</text:p>
          </table:table-cell>
          <table:table-cell table:style-name="ce4"/>
          <table:table-cell table:style-name="ce4" office:value-type="float" office:value="8100" calcext:value-type="float">
            <text:p>8100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20]*[.D20]/([.E20]/100)" office:value-type="float" office:value="27936.7346938775" calcext:value-type="float">
            <text:p>27936.7346938775</text:p>
          </table:table-cell>
          <table:table-cell table:formula="of:=[.D20]/([.E20]/100)" office:value-type="float" office:value="3.44897959183673" calcext:value-type="float">
            <text:p>3.44897959183673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ers near me</text:p>
          </table:table-cell>
          <table:table-cell table:style-name="ce4"/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21]*[.D21]/([.E21]/100)" office:value-type="float" office:value="16478.431372549" calcext:value-type="float">
            <text:p>16478.431372549</text:p>
          </table:table-cell>
          <table:table-cell table:formula="of:=[.D21]/([.E21]/100)" office:value-type="float" office:value="3.74509803921569" calcext:value-type="float">
            <text:p>3.74509803921569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s management companies</text:p>
          </table:table-cell>
          <table:table-cell table:style-name="ce4"/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4.66" calcext:value-type="float">
            <text:p>4.66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22]*[.D22]/([.E22]/100)" office:value-type="float" office:value="8040.78431372549" calcext:value-type="float">
            <text:p>8040.78431372549</text:p>
          </table:table-cell>
          <table:table-cell table:formula="of:=[.D22]/([.E22]/100)" office:value-type="float" office:value="9.13725490196078" calcext:value-type="float">
            <text:p>9.1372549019607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wedding and event planner</text:p>
          </table:table-cell>
          <table:table-cell table:style-name="ce3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.96" calcext:value-type="float">
            <text:p>1.96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23]*[.D23]/([.E23]/100)" office:value-type="float" office:value="640.769230769231" calcext:value-type="float">
            <text:p>640.769230769231</text:p>
          </table:table-cell>
          <table:table-cell table:formula="of:=[.D23]/([.E23]/100)" office:value-type="float" office:value="3.76923076923077" calcext:value-type="float">
            <text:p>3.7692307692307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management company</text:p>
          </table:table-cell>
          <table:table-cell table:style-name="ce4"/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.66" calcext:value-type="float">
            <text:p>4.66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24]*[.D24]/([.E24]/100)" office:value-type="float" office:value="31652.8301886792" calcext:value-type="float">
            <text:p>31652.8301886792</text:p>
          </table:table-cell>
          <table:table-cell table:formula="of:=[.D24]/([.E24]/100)" office:value-type="float" office:value="8.79245283018868" calcext:value-type="float">
            <text:p>8.79245283018868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corporate event planners</text:p>
          </table:table-cell>
          <table:table-cell table:style-name="ce10"/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3.14" calcext:value-type="float">
            <text:p>3.14</text:p>
          </table:table-cell>
          <table:table-cell table:style-name="ce10" office:value-type="float" office:value="54" calcext:value-type="float">
            <text:p>54</text:p>
          </table:table-cell>
          <table:table-cell table:style-name="ce10" table:content-validation-name="val1"/>
          <table:table-cell table:style-name="ce10" table:content-validation-name="val2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formula="of:=[.C25]*[.D25]/([.E25]/100)" office:value-type="float" office:value="4186.66666666667" calcext:value-type="float">
            <text:p>4186.66666666667</text:p>
          </table:table-cell>
          <table:table-cell table:formula="of:=[.D25]/([.E25]/100)" office:value-type="float" office:value="5.81481481481482" calcext:value-type="float">
            <text:p>5.8148148148148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vent management companies</text:p>
          </table:table-cell>
          <table:table-cell table:style-name="ce3"/>
          <table:table-cell table:style-name="ce3" office:value-type="float" office:value="6600" calcext:value-type="float">
            <text:p>6600</text:p>
          </table:table-cell>
          <table:table-cell table:style-name="ce3" office:value-type="float" office:value="4.66" calcext:value-type="float">
            <text:p>4.6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26]*[.D26]/([.E26]/100)" office:value-type="float" office:value="54921.4285714286" calcext:value-type="float">
            <text:p>54921.4285714286</text:p>
          </table:table-cell>
          <table:table-cell table:formula="of:=[.D26]/([.E26]/100)" office:value-type="float" office:value="8.32142857142857" calcext:value-type="float">
            <text:p>8.3214285714285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vent management </text:p>
          </table:table-cell>
          <table:table-cell table:style-name="ce3"/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2.87" calcext:value-type="float">
            <text:p>2.87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formula="of:=[.C27]*[.D27]/([.E27]/100)" office:value-type="float" office:value="23131.3432835821" calcext:value-type="float">
            <text:p>23131.3432835821</text:p>
          </table:table-cell>
          <table:table-cell table:formula="of:=[.D27]/([.E27]/100)" office:value-type="float" office:value="4.28358208955224" calcext:value-type="float">
            <text:p>4.2835820895522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vent planner </text:p>
          </table:table-cell>
          <table:table-cell table:style-name="ce3"/>
          <table:table-cell table:style-name="ce3" office:value-type="float" office:value="14800" calcext:value-type="float">
            <text:p>148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formula="of:=[.C28]*[.D28]/([.E28]/100)" office:value-type="float" office:value="38441.5584415584" calcext:value-type="float">
            <text:p>38441.5584415584</text:p>
          </table:table-cell>
          <table:table-cell table:formula="of:=[.D28]/([.E28]/100)" office:value-type="float" office:value="2.5974025974026" calcext:value-type="float">
            <text:p>2.597402597402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wedding planner <text:s/></text:p>
          </table:table-cell>
          <table:table-cell table:style-name="ce3"/>
          <table:table-cell table:style-name="ce3" office:value-type="float" office:value="33100" calcext:value-type="float">
            <text:p>33100</text:p>
          </table:table-cell>
          <table:table-cell table:style-name="ce3" office:value-type="float" office:value="2.18" calcext:value-type="float">
            <text:p>2.18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formula="of:=[.C29]*[.D29]/([.E29]/100)" office:value-type="float" office:value="84891.7647058824" calcext:value-type="float">
            <text:p>84891.7647058824</text:p>
          </table:table-cell>
          <table:table-cell table:formula="of:=[.D29]/([.E29]/100)" office:value-type="float" office:value="2.56470588235294" calcext:value-type="float">
            <text:p>2.5647058823529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party planner saratoga springs ny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content-validation-name="val1"/>
          <table:table-cell table:style-name="ce9" table:content-validation-name="val2" office:value-type="string" calcext:value-type="string">
            <text:p>Yes</text:p>
          </table:table-cell>
          <table:table-cell table:style-name="ce9"/>
          <table:table-cell table:style-name="ce3" office:value-type="string" calcext:value-type="string">
            <text:p>C</text:p>
          </table:table-cell>
          <table:table-cell table:formula="of:=[.C30]*[.D30]/([.E30]/100)" office:value-type="string" office:string-value="" calcext:value-type="error">
            <text:p>#DIV/0!</text:p>
          </table:table-cell>
          <table:table-cell table:formula="of:=[.D30]/([.E30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wedding planners saratoga springs ny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31]*[.D31]/([.E31]/100)" office:value-type="string" office:string-value="" calcext:value-type="error">
            <text:p>#DIV/0!</text:p>
          </table:table-cell>
          <table:table-cell table:formula="of:=[.D31]/([.E31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organizer near me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32]*[.D32]/([.E32]/100)" office:value-type="float" office:value="210" calcext:value-type="float">
            <text:p>210</text:p>
          </table:table-cell>
          <table:table-cell table:formula="of:=[.D32]/([.E32]/100)" office:value-type="float" office:value="10.5" calcext:value-type="float">
            <text:p>10.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vent planner albany ny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62" calcext:value-type="float">
            <text:p>1.62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33]*[.D33]/([.E33]/100)" office:value-type="float" office:value="140.869565217391" calcext:value-type="float">
            <text:p>140.869565217391</text:p>
          </table:table-cell>
          <table:table-cell table:formula="of:=[.D33]/([.E33]/100)" office:value-type="float" office:value="7.04347826086957" calcext:value-type="float">
            <text:p>7.0434782608695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party planner and decorator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formula="of:=[.C34]*[.D34]/([.E34]/100)" office:value-type="float" office:value="152.5" calcext:value-type="float">
            <text:p>152.5</text:p>
          </table:table-cell>
          <table:table-cell table:formula="of:=[.D34]/([.E34]/100)" office:value-type="float" office:value="7.625" calcext:value-type="float">
            <text:p>7.625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ing business near me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35]*[.D35]/([.E35]/100)" office:value-type="float" office:value="303.030303030303" calcext:value-type="float">
            <text:p>303.030303030303</text:p>
          </table:table-cell>
          <table:table-cell table:formula="of:=[.D35]/([.E35]/100)" office:value-type="float" office:value="7.57575757575758" calcext:value-type="float">
            <text:p>7.57575757575758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wedding planning near me</text:p>
          </table:table-cell>
          <table:table-cell table:style-name="ce4"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36]*[.D36]/([.E36]/100)" office:value-type="float" office:value="2492.75" calcext:value-type="float">
            <text:p>2492.75</text:p>
          </table:table-cell>
          <table:table-cell table:formula="of:=[.D36]/([.E36]/100)" office:value-type="float" office:value="4.225" calcext:value-type="float">
            <text:p>4.225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ing company near me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37]*[.D37]/([.E37]/100)" office:value-type="float" office:value="182.19512195122" calcext:value-type="float">
            <text:p>182.19512195122</text:p>
          </table:table-cell>
          <table:table-cell table:formula="of:=[.D37]/([.E37]/100)" office:value-type="float" office:value="6.07317073170732" calcext:value-type="float">
            <text:p>6.0731707317073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rivate event <text:s/></text:p>
          </table:table-cell>
          <table:table-cell table:style-name="ce3"/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1.82" calcext:value-type="float">
            <text:p>1.82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38]*[.D38]/([.E38]/100)" office:value-type="float" office:value="9293.6170212766" calcext:value-type="float">
            <text:p>9293.6170212766</text:p>
          </table:table-cell>
          <table:table-cell table:formula="of:=[.D38]/([.E38]/100)" office:value-type="float" office:value="3.87234042553192" calcext:value-type="float">
            <text:p>3.87234042553192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er companies</text:p>
          </table:table-cell>
          <table:table-cell table:style-name="ce4"/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3.23" calcext:value-type="float">
            <text:p>3.23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39]*[.D39]/([.E39]/100)" office:value-type="float" office:value="1646.66666666667" calcext:value-type="float">
            <text:p>1646.66666666667</text:p>
          </table:table-cell>
          <table:table-cell table:formula="of:=[.D39]/([.E39]/100)" office:value-type="float" office:value="6.33333333333333" calcext:value-type="float">
            <text:p>6.3333333333333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event planning near me</text:p>
          </table:table-cell>
          <table:table-cell table:style-name="ce3"/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1.91" calcext:value-type="float">
            <text:p>1.91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content-validation-name="val1"/>
          <table:table-cell table:style-name="ce3" table:content-validation-name="val2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formula="of:=[.C40]*[.D40]/([.E40]/100)" office:value-type="float" office:value="6978.84615384615" calcext:value-type="float">
            <text:p>6978.84615384615</text:p>
          </table:table-cell>
          <table:table-cell table:formula="of:=[.D40]/([.E40]/100)" office:value-type="float" office:value="3.67307692307692" calcext:value-type="float">
            <text:p>3.67307692307692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julia event planner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41]*[.D41]/([.E41]/100)" office:value-type="string" office:string-value="" calcext:value-type="error">
            <text:p>#DIV/0!</text:p>
          </table:table-cell>
          <table:table-cell table:formula="of:=[.D41]/([.E41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julia peregrim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content-validation-name="val1"/>
          <table:table-cell table:content-validation-name="val2" office:value-type="string" calcext:value-type="string">
            <text:p>Yes</text:p>
          </table:table-cell>
          <table:table-cell/>
          <table:table-cell office:value-type="string" calcext:value-type="string">
            <text:p>C</text:p>
          </table:table-cell>
          <table:table-cell table:formula="of:=[.C42]*[.D42]/([.E42]/100)" office:value-type="string" office:string-value="" calcext:value-type="error">
            <text:p>#DIV/0!</text:p>
          </table:table-cell>
          <table:table-cell table:formula="of:=[.D42]/([.E42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private parties </text:p>
          </table:table-cell>
          <table:table-cell table:style-name="ce10"/>
          <table:table-cell table:style-name="ce10" office:value-type="float" office:value="1900" calcext:value-type="float">
            <text:p>1900</text:p>
          </table:table-cell>
          <table:table-cell table:style-name="ce10" office:value-type="float" office:value="1.47" calcext:value-type="float">
            <text:p>1.47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content-validation-name="val1"/>
          <table:table-cell table:style-name="ce10" table:content-validation-name="val2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formula="of:=[.C43]*[.D43]/([.E43]/100)" office:value-type="float" office:value="6206.66666666667" calcext:value-type="float">
            <text:p>6206.66666666667</text:p>
          </table:table-cell>
          <table:table-cell table:formula="of:=[.D43]/([.E43]/100)" office:value-type="float" office:value="3.26666666666667" calcext:value-type="float">
            <text:p>3.2666666666666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 planning price package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64" calcext:value-type="float">
            <text:p>1.64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Yes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stination wedding planner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.55" calcext:value-type="float">
            <text:p>2.55</text:p>
          </table:table-cell>
          <table:table-cell office:value-type="float" office:value="41" calcext:value-type="float">
            <text:p>41</text:p>
          </table:table-cell>
          <table:table-cell table:content-validation-name="val1"/>
          <table:table-cell table:content-validation-name="val2" office:value-type="string" calcext:value-type="string">
            <text:p>Yes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julia wedding planner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1"/>
          <table:table-cell table:style-name="ce4" table:content-validation-name="val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formula="of:=[.C46]*[.D46]/([.E46]/100)" office:value-type="string" office:string-value="" calcext:value-type="error">
            <text:p>#DIV/0!</text:p>
          </table:table-cell>
          <table:table-cell table:formula="of:=[.D46]/([.E46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social event planning packages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47]*[.D47]/([.E47]/100)" office:value-type="string" office:string-value="" calcext:value-type="error">
            <text:p>#DIV/0!</text:p>
          </table:table-cell>
          <table:table-cell table:formula="of:=[.D47]/([.E47]/100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er directory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48]*[.D48]/([.E48]/100)" office:value-type="float" office:value="281.176470588235" calcext:value-type="float">
            <text:p>281.176470588235</text:p>
          </table:table-cell>
          <table:table-cell table:formula="of:=[.D48]/([.E48]/100)" office:value-type="float" office:value="14.0588235294118" calcext:value-type="float">
            <text:p>14.0588235294118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planners for event planners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49]*[.D49]/([.E49]/100)" office:value-type="float" office:value="135.384615384615" calcext:value-type="float">
            <text:p>135.384615384615</text:p>
          </table:table-cell>
          <table:table-cell table:formula="of:=[.D49]/([.E49]/100)" office:value-type="float" office:value="6.76923076923077" calcext:value-type="float">
            <text:p>6.7692307692307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er and decorator near me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0]*[.D50]/([.E50]/100)" office:value-type="float" office:value="147.407407407407" calcext:value-type="float">
            <text:p>147.407407407407</text:p>
          </table:table-cell>
          <table:table-cell table:formula="of:=[.D50]/([.E50]/100)" office:value-type="float" office:value="7.37037037037037" calcext:value-type="float">
            <text:p>7.3703703703703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ing firms near me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1]*[.D51]/([.E51]/100)" office:value-type="float" office:value="171.428571428571" calcext:value-type="float">
            <text:p>171.428571428571</text:p>
          </table:table-cell>
          <table:table-cell table:formula="of:=[.D51]/([.E51]/100)" office:value-type="float" office:value="8.57142857142857" calcext:value-type="float">
            <text:p>8.5714285714285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party planning business near me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2]*[.D52]/([.E52]/100)" office:value-type="float" office:value="321.5625" calcext:value-type="float">
            <text:p>321.5625</text:p>
          </table:table-cell>
          <table:table-cell table:formula="of:=[.D52]/([.E52]/100)" office:value-type="float" office:value="4.59375" calcext:value-type="float">
            <text:p>4.59375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saratoga springs events and weddings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content-validation-name="val1"/>
          <table:table-cell table:style-name="ce4" table:content-validation-name="val2"/>
          <table:table-cell table:style-name="ce4"/>
          <table:table-cell table:style-name="ce4" office:value-type="string" calcext:value-type="string">
            <text:p>navigational</text:p>
          </table:table-cell>
          <table:table-cell table:formula="of:=[.C53]*[.D53]/([.E53]/100)" office:value-type="float" office:value="0" calcext:value-type="float">
            <text:p>0</text:p>
          </table:table-cell>
          <table:table-cell table:formula="of:=[.D53]/([.E53]/100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ocal wedding planner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91" calcext:value-type="float">
            <text:p>1.9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formula="of:=[.C54]*[.D54]/([.E54]/100)" office:value-type="float" office:value="106.111111111111" calcext:value-type="float">
            <text:p>106.111111111111</text:p>
          </table:table-cell>
          <table:table-cell table:formula="of:=[.D54]/([.E54]/100)" office:value-type="float" office:value="5.30555555555556" calcext:value-type="float">
            <text:p>5.30555555555556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s planners near me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5]*[.D55]/([.E55]/100)" office:value-type="float" office:value="97.9487179487179" calcext:value-type="float">
            <text:p>97.9487179487179</text:p>
          </table:table-cell>
          <table:table-cell table:formula="of:=[.D55]/([.E55]/100)" office:value-type="float" office:value="4.8974358974359" calcext:value-type="float">
            <text:p>4.8974358974359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ing services near me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6]*[.D56]/([.E56]/100)" office:value-type="float" office:value="173.25" calcext:value-type="float">
            <text:p>173.25</text:p>
          </table:table-cell>
          <table:table-cell table:formula="of:=[.D56]/([.E56]/100)" office:value-type="float" office:value="5.775" calcext:value-type="float">
            <text:p>5.775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do I need a wedding planner</text:p>
          </table:table-cell>
          <table:table-cell table:style-name="ce4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7]*[.D57]/([.E57]/100)" office:value-type="float" office:value="1024.39024390244" calcext:value-type="float">
            <text:p>1024.39024390244</text:p>
          </table:table-cell>
          <table:table-cell table:formula="of:=[.D57]/([.E57]/100)" office:value-type="float" office:value="4.87804878048781" calcext:value-type="float">
            <text:p>4.87804878048781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planning places near me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8]*[.D58]/([.E58]/100)" office:value-type="float" office:value="109.268292682927" calcext:value-type="float">
            <text:p>109.268292682927</text:p>
          </table:table-cell>
          <table:table-cell table:formula="of:=[.D58]/([.E58]/100)" office:value-type="float" office:value="5.46341463414634" calcext:value-type="float">
            <text:p>5.46341463414634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party planning companies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59]*[.D59]/([.E59]/100)" office:value-type="float" office:value="318.571428571429" calcext:value-type="float">
            <text:p>318.571428571429</text:p>
          </table:table-cell>
          <table:table-cell table:formula="of:=[.D59]/([.E59]/100)" office:value-type="float" office:value="4.55102040816327" calcext:value-type="float">
            <text:p>4.5510204081632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event coordinators</text:p>
          </table:table-cell>
          <table:table-cell table:style-name="ce4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content-validation-name="val1"/>
          <table:table-cell table:style-name="ce4" table:content-validation-name="val2"/>
          <table:table-cell table:style-name="ce4" table:number-columns-repeated="2"/>
          <table:table-cell table:formula="of:=[.C60]*[.D60]/([.E60]/100)" office:value-type="float" office:value="566.25" calcext:value-type="float">
            <text:p>566.25</text:p>
          </table:table-cell>
          <table:table-cell table:formula="of:=[.D60]/([.E60]/100)" office:value-type="float" office:value="2.69642857142857" calcext:value-type="float">
            <text:p>2.69642857142857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how to plan a wedding</text:p>
          </table:table-cell>
          <table:table-cell table:style-name="ce4"/>
          <table:table-cell table:style-name="ce4" office:value-type="float" office:value="33100" calcext:value-type="float">
            <text:p>33100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content-validation-name="val1"/>
          <table:table-cell table:style-name="ce4" table:content-validation-name="val2"/>
          <table:table-cell table:style-name="ce4"/>
          <table:table-cell table:style-name="ce4" office:value-type="string" calcext:value-type="string">
            <text:p>I</text:p>
          </table:table-cell>
          <table:table-cell table:formula="of:=[.C61]*[.D61]/([.E61]/100)" office:value-type="float" office:value="59351.724137931" calcext:value-type="float">
            <text:p>59351.724137931</text:p>
          </table:table-cell>
          <table:table-cell table:formula="of:=[.D61]/([.E61]/100)" office:value-type="float" office:value="1.79310344827586" calcext:value-type="float">
            <text:p>1.7931034482758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destination wedding</text:p>
          </table:table-cell>
          <table:table-cell table:style-name="ce3"/>
          <table:table-cell table:style-name="ce3" office:value-type="float" office:value="33100" calcext:value-type="float">
            <text:p>33100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formula="of:=[.C62]*[.D62]/([.E62]/100)" office:value-type="float" office:value="60315.5555555556" calcext:value-type="float">
            <text:p>60315.5555555556</text:p>
          </table:table-cell>
          <table:table-cell table:formula="of:=[.D62]/([.E62]/100)" office:value-type="float" office:value="1.82222222222222" calcext:value-type="float">
            <text:p>1.8222222222222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 management albany ny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content-validation-name="val1"/>
          <table:table-cell table:content-validation-name="val2"/>
          <table:table-cell table:number-columns-repeated="1017"/>
        </table:table-row>
        <table:table-row table:style-name="ro3">
          <table:table-cell office:value-type="string" calcext:value-type="string">
            <text:p>event organizer albany ny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content-validation-name="val1"/>
          <table:table-cell table:content-validation-name="val2"/>
          <table:table-cell table:number-columns-repeated="1017"/>
        </table:table-row>
        <table:table-row table:style-name="ro3">
          <table:table-cell office:value-type="string" calcext:value-type="string">
            <text:p>corporate event planner albany ny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content-validation-name="val1"/>
          <table:table-cell table:content-validation-name="val2"/>
          <table:table-cell table:number-columns-repeated="1017"/>
        </table:table-row>
        <table:table-row table:style-name="ro3" table:number-rows-repeated="117">
          <table:table-cell table:number-columns-repeated="5"/>
          <table:table-cell table:content-validation-name="val1"/>
          <table:table-cell table:content-validation-name="val2"/>
          <table:table-cell table:number-columns-repeated="1017"/>
        </table:table-row>
        <table:table-row table:style-name="ro3" table:number-rows-repeated="1048250">
          <table:table-cell table:number-columns-repeated="1024"/>
        </table:table-row>
        <table:table-row table:style-name="ro4" table:number-rows-repeated="1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emplate.A2:Template.K6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Permanent Marker" svg:font-family="'Permanent Marker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6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time-style style:name="N123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55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8">
      <number:month number:textual="true"/>
      <number:text>-</number:text>
      <number:year/>
    </number:dat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59">
      <number:day/>
      <number:text>-</number:text>
      <number:month number:textual="true"/>
    </number:date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  <number:text>-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9T18:29:46.043819285</dc:date>
    <meta:editing-duration>PT19H12M10S</meta:editing-duration>
    <meta:editing-cycles>11</meta:editing-cycles>
    <meta:document-statistic meta:table-count="1" meta:cell-count="475" meta:object-count="0"/>
  </office:meta>
</office:document-meta>
</file>